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020000049C48277E96B37DDBF9.png" manifest:media-type="image/png"/>
  <manifest:file-entry manifest:full-path="Pictures/10000201000001D6000002DA7892053FBAFEE47A.png" manifest:media-type="image/png"/>
  <manifest:file-entry manifest:full-path="Pictures/100002010000007000000070BD788079BB7ED1B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Menlo1" svg:font-family="Menl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15.85cm" fo:min-width="1.7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808080" draw:fill="solid" draw:fill-color="#999999" draw:textarea-horizontal-align="justify" draw:textarea-vertical-align="middle" draw:auto-grow-height="false" fo:min-height="6.15cm" fo:min-width="2.7cm"/>
    </style:style>
    <style:style style:name="gr4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6.15cm" fo:min-width="11.3cm"/>
    </style:style>
    <style:style style:name="gr5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1.35cm" fo:min-width="10.5cm"/>
    </style:style>
    <style:style style:name="gr6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65cm" fo:min-width="9.4cm"/>
    </style:style>
    <style:style style:name="gr7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55cm" fo:min-width="10.5cm"/>
    </style:style>
    <style:style style:name="gr8" style:family="graphic" style:parent-style-name="standard">
      <style:graphic-properties draw:textarea-horizontal-align="justify" draw:textarea-vertical-align="middle" draw:auto-grow-height="false" fo:min-height="2.014cm" fo:min-width="1.76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1.35cm" fo:min-width="5.1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Objekt_20_ohne_20_Füllung_20_und_20_Linie">
      <style:graphic-properties draw:stroke="solid" svg:stroke-color="#3465a4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  <style:text-properties fo:color="#000000" style:font-name="Menlo" fo:font-size="12pt" style:font-name-asian="Menlo" style:font-size-asian="12pt" style:font-name-complex="Menlo" style:font-size-complex="12pt"/>
    </style:style>
    <style:style style:name="P4" style:family="paragraph">
      <loext:graphic-properties draw:fill="solid" draw:fill-color="#999999"/>
      <style:paragraph-properties fo:text-align="center" style:text-autospace="none"/>
      <style:text-properties fo:color="#000000" style:font-name="Menlo" fo:font-size="12pt" style:font-name-asian="Menlo" style:font-size-asian="12pt" style:font-name-complex="Menlo" style:font-size-complex="12pt"/>
    </style:style>
    <style:style style:name="P5" style:family="paragraph">
      <style:paragraph-properties style:text-autospace="none"/>
      <style:text-properties fo:color="#000000" style:font-name="Menlo" fo:font-size="12pt" style:font-name-asian="Menlo" style:font-size-asian="12pt" style:font-name-complex="Menlo" style:font-size-complex="12pt"/>
    </style:style>
    <style:style style:name="P6" style:family="paragraph">
      <loext:graphic-properties draw:fill="solid" draw:fill-color="#cccccc"/>
      <style:paragraph-properties fo:text-align="center" style:text-autospace="none"/>
      <style:text-properties fo:color="#000000" style:font-name="Menlo" fo:font-size="12pt" style:font-name-asian="Menlo" style:font-size-asian="12pt" style:font-name-complex="Menlo" style:font-size-complex="12pt"/>
    </style:style>
    <style:style style:name="P7" style:family="paragraph">
      <style:paragraph-properties style:text-autospace="none"/>
      <style:text-properties fo:color="#000000" style:font-name="Menlo" fo:font-size="11pt" style:font-name-asian="Menlo" style:font-size-asian="12pt" style:font-name-complex="Menlo" style:font-size-complex="12pt"/>
    </style:style>
    <style:style style:name="P8" style:family="paragraph">
      <loext:graphic-properties draw:fill="solid" draw:fill-color="#cccccc"/>
      <style:paragraph-properties fo:text-align="center" style:text-autospace="none"/>
      <style:text-properties fo:color="#000000" style:font-name="Menlo" fo:font-size="11pt" style:font-name-asian="Menlo" style:font-size-asian="12pt" style:font-name-complex="Menlo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4pt" style:font-size-asian="18pt" style:font-size-complex="18pt"/>
    </style:style>
    <style:style style:name="P11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Menlo" fo:font-size="12pt" fo:language="en" fo:country="US" fo:font-style="normal" fo:text-shadow="none" style:text-underline-style="none" fo:font-weight="normal" style:letter-kerning="true" style:font-name-asian="Menlo" style:font-size-asian="12pt" style:font-style-asian="normal" style:font-weight-asian="normal" style:font-name-complex="Menl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Menlo" fo:font-size="12pt" fo:font-style="normal" fo:text-shadow="none" style:text-underline-style="none" fo:font-weight="normal" style:letter-kerning="true" style:font-name-asian="Menlo" style:font-size-asian="12pt" style:font-style-asian="normal" style:font-weight-asian="normal" style:font-name-complex="Menl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Menlo" fo:font-size="12pt" fo:language="en" fo:country="US" fo:font-style="normal" fo:text-shadow="none" style:text-underline-style="none" fo:font-weight="bold" style:letter-kerning="true" style:font-name-asian="Menlo" style:font-size-asian="12pt" style:font-style-asian="normal" style:font-weight-asian="normal" style:font-name-complex="Menl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Menlo" fo:font-size="11pt" fo:language="en" fo:country="US" fo:font-style="normal" fo:text-shadow="none" style:text-underline-style="none" fo:font-weight="normal" style:letter-kerning="true" style:font-name-asian="Menlo" style:font-size-asian="12pt" style:font-style-asian="normal" style:font-weight-asian="normal" style:font-name-complex="Menl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Menlo" fo:font-size="12pt" fo:language="fr" fo:country="FR" fo:font-style="normal" fo:text-shadow="none" style:text-underline-style="none" fo:font-weight="normal" style:letter-kerning="true" style:font-name-asian="Menlo" style:font-size-asian="12pt" style:font-style-asian="normal" style:font-weight-asian="normal" style:font-name-complex="Menl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Menlo1" fo:font-size="14pt" fo:language="en" fo:country="US" fo:font-style="normal" fo:text-shadow="none" style:text-underline-style="none" fo:font-weight="normal" style:letter-kerning="true" style:font-name-asian="Menlo" style:font-size-asian="18pt" style:font-style-asian="normal" style:font-weight-asian="normal" style:font-name-complex="Menlo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2cm" svg:height="16.1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5" draw:id="id5" draw:layer="layout" svg:width="1.974cm" svg:height="1.974cm" svg:x="1.126cm" svg:y="3.8cm">
          <draw:image xlink:href="Pictures/100002010000007000000070BD788079BB7ED1B4.png" xlink:type="simple" xlink:show="embed" xlink:actuate="onLoad">
            <text:p/>
          </draw:image>
        </draw:frame>
        <draw:custom-shape draw:style-name="gr3" draw:text-style-name="P4" xml:id="id6" draw:id="id6" draw:layer="layout" svg:width="3.2cm" svg:height="6.4cm" svg:x="5cm" svg:y="1.6cm">
          <text:p text:style-name="P3"><text:span text:style-name="T1">NavHost</text:span></text:p>
          <text:p text:style-name="P3"><text:span text:style-name="T2">Frag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8cm" svg:height="6.4cm" svg:x="8.2cm" svg:y="1.6cm">
          <text:p text:style-name="P5"><text:span text:style-name="T3">NavController</text:span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1cm" svg:height="1.6cm" svg:x="9cm" svg:y="2.6cm">
          <text:p text:style-name="P5"><text:span text:style-name="T1">NavGraph</text:span></text:p>
          <text:p text:style-name="P5"><text:span text:style-name="T1"/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9.9cm" svg:height="0.9cm" svg:x="10.1cm" svg:y="3.3cm">
          <text:p text:style-name="P7"><text:span text:style-name="T4">Array&lt;NavDestination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1cm" svg:height="1.6cm" svg:x="9cm" svg:y="4.7cm">
          <text:p text:style-name="P5"><text:span text:style-name="T1">Navigator</text:span></text:p>
          <text:p text:style-name="P5"><text:span text:style-name="T1"/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9.9cm" svg:height="0.9cm" svg:x="10.1cm" svg:y="5.4cm">
          <text:p text:style-name="P5"><text:span text:style-name="T4">ChildFragment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cm" svg:height="0.8cm" svg:x="9cm" svg:y="6.7cm">
          <text:p text:style-name="P5"><text:span text:style-name="T1">mBackStack = </text:span><text:span text:style-name="T5">Deque</text:span><text:span text:style-name="T1">&lt;NavDestination&gt;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3.2cm" svg:height="3.2cm" svg:x="10.4cm" svg:y="9cm">
          <text:p text:style-name="P2"><text:span text:style-name="T1">Nav</text:span></text:p>
          <text:p text:style-name="P2"><text:span text:style-name="T1">Destin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9" draw:layer="layout" draw:type="line" svg:x1="8.242cm" svg:y1="13.295cm" svg:x2="10.4cm" svg:y2="10.6cm" draw:start-shape="id1" draw:start-glue-point="1" draw:end-shape="id2" draw:end-glue-point="6" svg:d="M8242 13295l2158-2695" svg:viewBox="0 0 2159 2696">
          <text:p/>
        </draw:connector>
        <draw:connector draw:style-name="gr9" draw:text-style-name="P9" draw:layer="layout" draw:type="line" svg:x1="13.6cm" svg:y1="10.6cm" svg:x2="15.758cm" svg:y2="13.25cm" draw:start-shape="id2" draw:start-glue-point="10" draw:end-shape="id3" draw:end-glue-point="3" svg:d="M13600 10600l2158 2650" svg:viewBox="0 0 2159 2651">
          <text:p/>
        </draw:connector>
        <draw:custom-shape draw:style-name="gr10" draw:text-style-name="P6" xml:id="id4" draw:id="id4" draw:layer="layout" svg:width="5.6cm" svg:height="1.6cm" svg:x="9.2cm" svg:y="14.9cm">
          <text:p text:style-name="P3"><text:span text:style-name="T1"/></text:p>
          <text:p text:style-name="P3"><text:span text:style-name="T1">Navigator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draw:type="line" svg:x1="12cm" svg:y1="12.2cm" svg:x2="12cm" svg:y2="14.9cm" draw:start-shape="id2" draw:start-glue-point="8" draw:end-shape="id4" draw:end-glue-point="0" svg:d="M12000 12200v2700" svg:viewBox="0 0 1 2701">
          <text:p/>
        </draw:connector>
        <draw:connector draw:style-name="gr9" draw:text-style-name="P9" draw:layer="layout" draw:type="line" svg:x1="3.1cm" svg:y1="4.787cm" svg:x2="5cm" svg:y2="4.8cm" draw:start-shape="id5" draw:start-glue-point="1" draw:end-shape="id6" draw:end-glue-point="3" svg:d="M3100 4787l1900 13" svg:viewBox="0 0 1901 14">
          <text:p/>
        </draw:connector>
        <draw:frame draw:style-name="gr12" draw:text-style-name="P2" xml:id="id1" draw:id="id1" draw:layer="layout" svg:width="4.242cm" svg:height="6.59cm" svg:x="4cm" svg:y="10cm">
          <draw:image xlink:href="Pictures/10000201000001D6000002DA7892053FBAFEE47A.png" xlink:type="simple" xlink:show="embed" xlink:actuate="onLoad">
            <text:p/>
          </draw:image>
        </draw:frame>
        <draw:frame draw:style-name="gr12" draw:text-style-name="P2" xml:id="id3" draw:id="id3" draw:layer="layout" svg:width="4.242cm" svg:height="6.5cm" svg:x="15.758cm" svg:y="10cm">
          <draw:image xlink:href="Pictures/10000201000003020000049C48277E96B37DDBF9.png" xlink:type="simple" xlink:show="embed" xlink:actuate="onLoad">
            <text:p/>
          </draw:image>
        </draw:frame>
        <draw:frame draw:style-name="gr13" draw:text-style-name="P11" draw:layer="layout" svg:width="5.243cm" svg:height="0.823cm" svg:x="9.357cm" svg:y="13.1cm">
          <draw:text-box>
            <text:p text:style-name="P10"><text:span text:style-name="T6">navigate(Actio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Menlo1" svg:font-family="Menl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4:45:19.719756000</meta:creation-date>
    <dc:date>2018-05-14T15:42:00.213186000</dc:date>
    <meta:editing-duration>PT25M38S</meta:editing-duration>
    <meta:editing-cycles>3</meta:editing-cycles>
    <meta:generator>LibreOffice/6.0.2.1$MacOSX_X86_64 LibreOffice_project/f7f06a8f319e4b62f9bc5095aa112a65d2f3ac89</meta:generator>
    <meta:document-statistic meta:object-count="18"/>
  </office:meta>
</office:document-meta>
</file>